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9pt" officeooo:rsid="001c404f" officeooo:paragraph-rsid="001c404f" style:font-size-asian="9pt" style:font-size-complex="9pt"/>
    </style:style>
    <style:style style:name="P2" style:family="paragraph" style:parent-style-name="Standard">
      <style:text-properties style:font-name="Liberation Mono" fo:font-size="9pt" officeooo:rsid="001f0636" officeooo:paragraph-rsid="001f0636" style:font-size-asian="9pt" style:font-size-complex="9pt"/>
    </style:style>
    <style:style style:name="P3" style:family="paragraph" style:parent-style-name="Standard">
      <style:paragraph-properties fo:line-height="95%"/>
      <style:text-properties style:font-name="Liberation Mono" fo:font-size="9pt" officeooo:rsid="00220a21" officeooo:paragraph-rsid="00220a21" style:font-size-asian="9pt" style:font-size-complex="9pt"/>
    </style:style>
    <style:style style:name="P4" style:family="paragraph" style:parent-style-name="Standard">
      <style:paragraph-properties fo:line-height="77%"/>
      <style:text-properties style:font-name="Liberation Mono" fo:font-size="9pt" officeooo:rsid="00220a21" officeooo:paragraph-rsid="00220a21" style:font-size-asian="9pt" style:font-size-complex="9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n1">
        <text:p text:style-name="P4">Hay una esperanza - Edgar Lira</text:p>
        <text:p text:style-name="P4">Cortesía de Wachin</text:p>
        <text:p text:style-name="P4"/>
        <text:p text:style-name="P4">ESTROFA I:</text:p>
        <text:p text:style-name="P4">G</text:p>
        <text:p text:style-name="P4">Cuando escuches en el noticiero, </text:p>
        <text:p text:style-name="P4"><text:s text:c="4"/>Am</text:p>
        <text:p text:style-name="P4">que otra gerra acaba de estallar</text:p>
        <text:p text:style-name="P4"><text:s text:c="8"/>C</text:p>
        <text:p text:style-name="P4">que millones hoy se mueren de hambre</text:p>
        <text:p text:style-name="P4"><text:s text:c="26"/>D</text:p>
        <text:p text:style-name="P4">que el ozono ya se va a acabar</text:p>
        <text:p text:style-name="P4"><text:s text:c="8"/>G</text:p>
        <text:p text:style-name="P4">que el sida mata a mucha gente</text:p>
        <text:p text:style-name="P4"><text:s text:c="10"/>Am</text:p>
        <text:p text:style-name="P4"><text:tab/><text:tab/> <text:s/></text:p>
        <text:p text:style-name="P4">que los hombres se van a casar</text:p>
        <text:p text:style-name="P4"><text:s text:c="10"/>C</text:p>
        <text:p text:style-name="P4">que han hayado el eslabón perdido</text:p>
        <text:p text:style-name="P4"><text:s text:c="10"/>D</text:p>
        <text:p text:style-name="P4">que otro loco mata por matar</text:p>
        <text:p text:style-name="P4"><text:s text:c="6"/>G</text:p>
        <text:p text:style-name="P4">necesitas entender que hay alguien</text:p>
        <text:p text:style-name="P4"><text:s text:c="8"/>Am</text:p>
        <text:p text:style-name="P4">que no quiere ver el mundo igual</text:p>
        <text:p text:style-name="P4"><text:s text:c="9"/>C</text:p>
        <text:p text:style-name="P4">que no quiere ver correr más sangre</text:p>
        <text:p text:style-name="P4"><text:s text:c="10"/>D</text:p>
        <text:p text:style-name="P4">que el racismo pueda derramar</text:p>
        <text:p text:style-name="P4"><text:s text:c="5"/>C</text:p>
        <text:p text:style-name="P4">necesitas enteneer que hay alguien </text:p>
        <text:p text:style-name="P4"><text:s text:c="7"/>Em</text:p>
        <text:p text:style-name="P4">que su vida vino a derramar</text:p>
        <text:p text:style-name="P4"><text:s text:c="9"/>Am</text:p>
        <text:p text:style-name="P4">que no quiere ver más en la calle</text:p>
        <text:p text:style-name="P4"><text:s text:c="7"/>D</text:p>
        <text:p text:style-name="P4">a los niños sin mamá y papá</text:p>
        <text:p text:style-name="P4"/>
        <text:p text:style-name="P4">CORO:</text:p>
        <text:p text:style-name="P4"><text:s text:c="2"/>G</text:p>
        <text:p text:style-name="P4">y Hay una esperanza para el mundo hoy</text:p>
        <text:p text:style-name="P4"><text:s text:c="11"/>D</text:p>
        <text:p text:style-name="P4">Hay una esperanza para el mundo hoy</text:p>
        <text:p text:style-name="P4"><text:s text:c="8"/>Am <text:s text:c="32"/>C <text:s text:c="17"/></text:p>
        <text:p text:style-name="P4">es una luz que puede hoy brillar en </text:p>
        <text:p text:style-name="P4"><text:s text:c="11"/>D</text:p>
        <text:p text:style-name="P4">medio de cualquier oscuridad</text:p>
        <text:p text:style-name="P4"><text:s text:c="2"/>G</text:p>
        <text:p text:style-name="P4">y Hay una esperanza para el mundo hoy</text:p>
        <text:p text:style-name="P4"><text:s text:c="11"/>D</text:p>
        <text:p text:style-name="P4">Hay una esperanza para el mundo hoy</text:p>
        <text:p text:style-name="P4"><text:s text:c="6"/>Am <text:s text:c="28"/>C <text:s/>D <text:s text:c="14"/></text:p>
        <text:p text:style-name="P4">es el unico que puede dar una esperanza</text:p>
        <text:p text:style-name="P4"><text:s text:c="2"/>G</text:p>
        <text:p text:style-name="P4"><text:s/>para el mundo hoy</text:p>
        <text:p text:style-name="P4"/>
        <text:p text:style-name="P4">ESTROFA II: </text:p>
        <text:p text:style-name="P4">G</text:p>
        <text:p text:style-name="P4">El nacio en un pequepo pueblo</text:p>
        <text:p text:style-name="P4">Am</text:p>
        <text:p text:style-name="P4">su madre una virgen fue</text:p>
        <text:p text:style-name="P4"><text:s text:c="2"/>C</text:p>
        <text:p text:style-name="P4">tuvo que vivir en otra tierra </text:p>
        <text:p text:style-name="P4"><text:s text:c="26"/>D</text:p>
        <text:p text:style-name="P4">pues su vida pereguia un Rey</text:p>
        <text:p text:style-name="P4"><text:s text:c="3"/>G</text:p>
        <text:p text:style-name="P4">su padre era carpintero</text:p>
        <text:p text:style-name="P4"><text:s text:c="10"/>Am <text:s/></text:p>
        <text:p text:style-name="P4">hasta los 30 años le ayudó</text:p>
        <text:p text:style-name="P4"><text:s text:c="2"/>C</text:p>
        <text:p text:style-name="P4">vino a cambiar a todo el mundo </text:p>
        <text:p text:style-name="P4"><text:s text:c="23"/>D</text:p>
        <text:p text:style-name="P4">solo tres años fue predicador</text:p>
        <text:p text:style-name="P4"><text:s text:c="2"/>G</text:p>
        <text:p text:style-name="P4">el nunca escribió un libro <text:s text:c="2"/></text:p>
        <text:p text:style-name="P4">Am</text:p>
        <text:p text:style-name="P4">y un puesto publico ocupo</text:p>
        <text:p text:style-name="P4"><text:s text:c="2"/>C</text:p>
        <text:p text:style-name="P4">solo tenía 33 años </text:p>
        <text:p text:style-name="P4"><text:s text:c="30"/>D</text:p>
        <text:p text:style-name="P4">cuando entre dos ladrones el murio</text:p>
        <text:p text:style-name="P4"><text:s text:c="12"/>C</text:p>
        <text:p text:style-name="P4">como los hombres que algún día vivieron </text:p>
        <text:p text:style-name="P4"><text:s text:c="10"/>Em</text:p>
        <text:p text:style-name="P4">y los ejercitos que algun día vendar</text:p>
        <text:p text:style-name="P4"><text:s text:c="7"/>Am</text:p>
        <text:p text:style-name="P4">nunca cambiaran a este mundo</text:p>
        <text:p text:style-name="P4"><text:s text:c="9"/>D</text:p>
        <text:p text:style-name="P4">como estaría la humanidad</text:p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101cm" fo:margin-bottom="0.101cm" fo:margin-left="0.101cm" fo:margin-right="0.10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shington Delgado</meta:initial-creator>
    <meta:creation-date>2015-05-23T14:53:16.705547419</meta:creation-date>
    <dc:date>2015-05-23T15:47:44.624774109</dc:date>
    <dc:creator>Washington Delgado</dc:creator>
    <meta:editing-duration>PT38M39S</meta:editing-duration>
    <meta:editing-cycles>5</meta:editing-cycles>
    <meta:generator>LibreOffice/4.4.2.2$Linux_x86 LibreOffice_project/40m0$Build-2</meta:generator>
    <meta:document-statistic meta:table-count="0" meta:image-count="0" meta:object-count="0" meta:page-count="1" meta:paragraph-count="86" meta:word-count="301" meta:character-count="1785" meta:non-whitespace-character-count="1129"/>
  </office:meta>
</office:document-meta>
</file>